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loext:graphic-properties draw:fill="solid" draw:fill-color="#ffe994"/>
      <style:paragraph-properties fo:text-align="center" style:justify-single-word="false" fo:background-color="#ffe994"/>
      <style:text-properties officeooo:rsid="000bedf9" officeooo:paragraph-rsid="000bedf9"/>
    </style:style>
    <style:style style:name="P2" style:family="paragraph" style:parent-style-name="Footer">
      <loext:graphic-properties draw:fill="none" draw:fill-color="#ffe994"/>
      <style:paragraph-properties fo:text-align="center" style:justify-single-word="false" fo:background-color="transparent"/>
      <style:text-properties officeooo:rsid="000bedf9" officeooo:paragraph-rsid="000bedf9"/>
    </style:style>
    <style:style style:name="P3" style:family="paragraph" style:parent-style-name="Footer">
      <style:text-properties officeooo:rsid="000cfd7c" officeooo:paragraph-rsid="000cfd7c"/>
    </style:style>
    <style:style style:name="P4" style:family="paragraph" style:parent-style-name="Footer">
      <style:paragraph-properties fo:text-align="end" style:justify-single-word="false"/>
      <style:text-properties officeooo:rsid="000cfd7c" officeooo:paragraph-rsid="000cfd7c"/>
    </style:style>
    <style:style style:name="P5" style:family="paragraph" style:parent-style-name="Footer">
      <style:paragraph-properties fo:text-align="center" style:justify-single-word="false"/>
      <style:text-properties officeooo:rsid="000cfd7c" officeooo:paragraph-rsid="000cfd7c"/>
    </style:style>
    <style:style style:name="P6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P7" style:family="paragraph" style:parent-style-name="Standard" style:master-page-name="Right_20_Page">
      <style:paragraph-properties fo:text-align="center" style:justify-single-word="false" style:page-number="auto" fo:break-before="page"/>
      <style:text-properties fo:font-size="48pt" officeooo:paragraph-rsid="000bedf9" style:font-size-asian="48pt" style:font-size-complex="48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48pt" style:font-size-asian="48pt" style:font-size-complex="48pt"/>
    </style:style>
    <style:style style:name="P9" style:family="paragraph" style:parent-style-name="Standard" style:master-page-name="Left_20_Page">
      <style:paragraph-properties fo:text-align="center" style:justify-single-word="false" style:page-number="auto" fo:break-before="page"/>
      <style:text-properties fo:font-size="48pt" officeooo:paragraph-rsid="000cfd7c" style:font-size-asian="48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age-number text:select-page="current">1</text:page-number></text:p>
      <text:p text:style-name="P9"><text:page-number text:select-page="current">2</text:page-number></text:p>
      <text:p text:style-name="P7"><text:page-number text:select-page="current">3</text:page-numb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edf9" officeooo:paragraph-rsid="000bedf9" fo:background-color="#e0c2cd"/>
    </style:style>
    <style:style style:name="MP2" style:family="paragraph" style:parent-style-name="Footer">
      <loext:graphic-properties draw:fill="none" draw:fill-color="#ffe994"/>
      <style:paragraph-properties fo:text-align="center" style:justify-single-word="false" fo:background-color="transparent"/>
      <style:text-properties officeooo:rsid="000bedf9" officeooo:paragraph-rsid="000bedf9"/>
    </style:style>
    <style:style style:name="MP3" style:family="paragraph" style:parent-style-name="Footer">
      <loext:graphic-properties draw:fill="solid" draw:fill-color="#ffe994"/>
      <style:paragraph-properties fo:text-align="center" style:justify-single-word="false" fo:background-color="#ffe994"/>
      <style:text-properties officeooo:rsid="000bedf9" officeooo:paragraph-rsid="000bedf9"/>
    </style:style>
    <style:style style:name="MP4" style:family="paragraph" style:parent-style-name="Footer">
      <style:paragraph-properties fo:text-align="center" style:justify-single-word="false"/>
      <style:text-properties officeooo:rsid="000cfd7c" officeooo:paragraph-rsid="000cfd7c"/>
    </style:style>
    <style:style style:name="MP5" style:family="paragraph" style:parent-style-name="Footer">
      <style:paragraph-properties fo:text-align="end" style:justify-single-word="false"/>
      <style:text-properties officeooo:rsid="000cfd7c" officeooo:paragraph-rsid="000cfd7c"/>
    </style:style>
    <style:style style:name="MP6" style:family="paragraph" style:parent-style-name="Footer">
      <style:text-properties officeooo:rsid="000cfd7c" officeooo:paragraph-rsid="000cfd7c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3" style:page-usage="right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4" style:page-usage="left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Default header</text:p>
      </style:header>
      <style:header-first>
        <text:p text:style-name="MP1"/>
      </style:header-first>
      <style:footer>
        <text:p text:style-name="MP2">Default footer</text:p>
      </style:footer>
      <style:footer-first>
        <text:p text:style-name="MP3">First page footer</text:p>
      </style:footer-first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4">First page first footer</text:p>
      </style:footer-first>
    </style:master-page>
    <style:master-page style:name="Right_20_Page" style:display-name="Right Page" style:page-layout-name="Mpm3" style:next-style-name="Left_20_Page">
      <style:footer>
        <text:p text:style-name="Footer"/>
      </style:footer>
      <style:footer-first>
        <text:p text:style-name="MP5">First Right</text:p>
      </style:footer-first>
    </style:master-page>
    <style:master-page style:name="Left_20_Page" style:display-name="Left Page" style:page-layout-name="Mpm4" style:next-style-name="Right_20_Page">
      <style:footer>
        <text:p text:style-name="Footer"/>
      </style:footer>
      <style:footer-first>
        <text:p text:style-name="MP6">First Left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6:41.116024621</meta:creation-date>
    <dc:date>2024-07-10T10:38:01.026748393</dc:date>
    <meta:editing-duration>PT11M20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3" meta:paragraph-count="11" meta:word-count="23" meta:character-count="123" meta:non-whitespace-character-count="111"/>
  </office:meta>
</office:document-meta>
</file>